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0.246cm"/>
    </style:style>
    <style:style style:name="co13" style:family="table-column">
      <style:table-column-properties fo:break-before="auto" style:column-width="11.755cm"/>
    </style:style>
    <style:style style:name="ro1" style:family="table-row">
      <style:table-row-properties style:row-height="0.534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ro3" style:family="table-row">
      <style:table-row-properties style:row-height="1.03cm" fo:break-before="auto" style:use-optimal-row-height="true"/>
    </style:style>
    <style:style style:name="ro4" style:family="table-row">
      <style:table-row-properties style:row-height="1.03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5" style:family="table-cell" style:parent-style-name="Default" style:data-style-name="N37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2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3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4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9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8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0" style:family="table-cell" style:parent-style-name="Default" style:data-style-name="N3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1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22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3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7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6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7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8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9" style:family="table-cell" style:parent-style-name="Default" style:data-style-name="N3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1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2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63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4" style:family="table-cell" style:parent-style-name="Default" style:data-style-name="N37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6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0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1" style:family="table-cell" style:parent-style-name="Default" style:data-style-name="N3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2" style:family="table-cell" style:parent-style-name="Default" style:data-style-name="N3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3" style:family="table-cell" style:parent-style-name="Default" style:data-style-name="N37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74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5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3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4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60"/>
        <table:table-column table:style-name="co5" table:default-cell-style-name="ce65"/>
        <table:table-column table:style-name="co6" table:default-cell-style-name="ce36"/>
        <table:table-column table:style-name="co5" table:number-columns-repeated="16378" table:default-cell-style-name="ce36"/>
        <table:table-row table:style-name="ro1">
          <table:table-cell table:style-name="ce33" office:value-type="string" calcext:value-type="string">
            <text:p>#</text:p>
          </table:table-cell>
          <table:table-cell table:style-name="ce37" office:value-type="string" calcext:value-type="string">
            <text:p>Article name</text:p>
          </table:table-cell>
          <table:table-cell table:style-name="ce37" office:value-type="string" calcext:value-type="string">
            <text:p>Source</text:p>
          </table:table-cell>
          <table:table-cell table:style-name="ce57" office:value-type="string" calcext:value-type="string">
            <text:p>Number of citations</text:p>
          </table:table-cell>
          <table:table-cell table:style-name="ce61" office:value-type="string" calcext:value-type="string">
            <text:p>Date</text:p>
          </table:table-cell>
          <table:table-cell table:style-name="ce66" office:value-type="string" calcext:value-type="string">
            <text:p>Link</text:p>
          </table:table-cell>
          <table:table-cell table:style-name="ce37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55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0" calcext:value-type="float">
            <text:p>0</text:p>
          </table:table-cell>
          <table:table-cell table:style-name="ce62" office:value-type="date" office:date-value="2024-10-24" calcext:value-type="date">
            <text:p>24/10/24</text:p>
          </table:table-cell>
          <table:table-cell table:style-name="ce34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55"/>
          <table:table-cell table:number-columns-repeated="16377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55" office:value-type="string" calcext:value-type="string">
            <text:p>Violentometer: measuring violence on the Web in real time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10-23" calcext:value-type="date">
            <text:p>23/10/24</text:p>
          </table:table-cell>
          <table:table-cell table:style-name="ce34" office:value-type="string" calcext:value-type="string">
            <text:p>Scribd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56" office:value-type="string" calcext:value-type="string">
            <text:p>Data Augmentation for improving Hate Speech Detection on Social Networks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date" office:date-value="2020-11-30" calcext:value-type="date">
            <text:p>30/11/20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56" office:value-type="string" calcext:value-type="string">
            <text:p>Profane Words on Twitter: an analysis of the use of swear words in different countries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date" office:date-value="2022-05-23" calcext:value-type="date">
            <text:p>23/05/22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56" office:value-type="string" calcext:value-type="string">
            <text:p>Should We Translate? Evaluating Toxicity in Online Comments when Translating from Portuguese to English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date" office:date-value="2022-11-07" calcext:value-type="date">
            <text:p>07/11/22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55" office:value-type="string" calcext:value-type="string">
            <text:p>On the Globalization of the QAnon Conspiracy Theory Through Telegram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date" office:date-value="2023-05-30" calcext:value-type="date">
            <text:p>30/05/23</text:p>
          </table:table-cell>
          <table:table-cell table:style-name="ce34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Multimodal Hate Speech Detection via Cross-Domain Knowledge Transfer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16" calcext:value-type="float">
            <text:p>16</text:p>
          </table:table-cell>
          <table:table-cell table:style-name="ce63" office:value-type="date" office:date-value="2022-10-10" calcext:value-type="date">
            <text:p>10/10/22</text:p>
          </table:table-cell>
          <table:table-cell table:style-name="ce34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55"/>
          <table:table-cell table:number-columns-repeated="16377"/>
        </table:table-row>
        <table:table-row table:style-name="ro2">
          <table:table-cell table:style-name="ce34" office:value-type="float" office:value="8" calcext:value-type="float">
            <text:p>8</text:p>
          </table:table-cell>
          <table:table-cell table:style-name="ce55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date" office:date-value="2021-10-25" calcext:value-type="date">
            <text:p>25/10/21</text:p>
          </table:table-cell>
          <table:table-cell table:style-name="ce34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55"/>
          <table:table-cell table:number-columns-repeated="16377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56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date" office:date-value="2024-01-15" calcext:value-type="date">
            <text:p>15/01/24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3">
          <table:table-cell table:style-name="ce34" office:value-type="float" office:value="10" calcext:value-type="float">
            <text:p>10</text:p>
          </table:table-cell>
          <table:table-cell table:style-name="ce55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05-23" calcext:value-type="date">
            <text:p>23/05/24</text:p>
          </table:table-cell>
          <table:table-cell table:style-name="ce34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35" office:value-type="float" office:value="11" calcext:value-type="float">
            <text:p>11</text:p>
          </table:table-cell>
          <table:table-cell table:style-name="ce56" office:value-type="string" calcext:value-type="string">
            <text:p>Cyber-aggression, Cyberbullying, and Cyber-grooming: A Survey and Research Challenges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44" calcext:value-type="float">
            <text:p>44</text:p>
          </table:table-cell>
          <table:table-cell table:style-name="ce64" office:value-type="date" office:date-value="2021-01-02" calcext:value-type="date">
            <text:p>02/01/21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56" office:value-type="string" calcext:value-type="string">
            <text:p>Analyzing Polarization And Toxicity On Political Debate In Brazilian TikTok Videos Transcriptions</text:p>
          </table:table-cell>
          <table:table-cell table:style-name="ce56" office:value-type="string" calcext:value-type="string">
            <text:p>ACM Digital Library</text:p>
          </table:table-cell>
          <table:table-cell table:style-name="ce59" office:value-type="float" office:value="3" calcext:value-type="float">
            <text:p>3</text:p>
          </table:table-cell>
          <table:table-cell table:style-name="ce64" office:value-type="date" office:date-value="2023-04-30" calcext:value-type="date">
            <text:p>30/04/23</text:p>
          </table:table-cell>
          <table:table-cell table:style-name="ce35" office:value-type="string" calcext:value-type="string">
            <text:p>Pendente (ResearchGate)</text:p>
          </table:table-cell>
          <table:table-cell table:style-name="ce56"/>
          <table:table-cell table:number-columns-repeated="16377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55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3-09-07" calcext:value-type="date">
            <text:p>07/09/23</text:p>
          </table:table-cell>
          <table:table-cell table:style-name="ce34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34" office:value-type="float" office:value="14" calcext:value-type="float">
            <text:p>14</text:p>
          </table:table-cell>
          <table:table-cell table:style-name="ce55" office:value-type="string" calcext:value-type="string">
            <text:p>A New Generation of Perspective API: Efficient Multilingual Character-level Transformers</text:p>
          </table:table-cell>
          <table:table-cell table:style-name="ce55" office:value-type="string" calcext:value-type="string">
            <text:p>ACM Digital Library</text:p>
          </table:table-cell>
          <table:table-cell table:style-name="ce58" office:value-type="float" office:value="41" calcext:value-type="float">
            <text:p>41</text:p>
          </table:table-cell>
          <table:table-cell table:style-name="ce63" office:value-type="date" office:date-value="2022-08-14" calcext:value-type="date">
            <text:p>14/08/22</text:p>
          </table:table-cell>
          <table:table-cell table:style-name="ce34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55"/>
          <table:table-cell table:number-columns-repeated="16377"/>
        </table:table-row>
        <table:table-row table:style-name="ro5">
          <table:table-cell table:style-name="Default"/>
          <table:table-cell table:number-columns-repeated="16383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IEEE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60"/>
        <table:table-column table:style-name="co5" table:default-cell-style-name="ce65"/>
        <table:table-column table:style-name="co12" table:default-cell-style-name="ce36"/>
        <table:table-column table:style-name="co5" table:default-cell-style-name="Default"/>
        <table:table-row table:style-name="ro1">
          <table:table-cell table:style-name="ce33" office:value-type="string" calcext:value-type="string">
            <text:p>#</text:p>
          </table:table-cell>
          <table:table-cell table:style-name="ce37" office:value-type="string" calcext:value-type="string">
            <text:p>Article name</text:p>
          </table:table-cell>
          <table:table-cell table:style-name="ce37" office:value-type="string" calcext:value-type="string">
            <text:p>Source</text:p>
          </table:table-cell>
          <table:table-cell table:style-name="ce57" office:value-type="string" calcext:value-type="string">
            <text:p>Number of citations</text:p>
          </table:table-cell>
          <table:table-cell table:style-name="ce61" office:value-type="string" calcext:value-type="string">
            <text:p>Date</text:p>
          </table:table-cell>
          <table:table-cell table:style-name="ce66" office:value-type="string" calcext:value-type="string">
            <text:p>Link</text:p>
          </table:table-cell>
          <table:table-cell table:style-name="ce37" office:value-type="string" calcext:value-type="string">
            <text:p>Qualis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69" office:value-type="string" calcext:value-type="string">
            <text:p>Leveraging Transfer Learning for Hate Speech Detection in Portuguese Social Media Posts</text:p>
          </table:table-cell>
          <table:table-cell table:style-name="ce69" office:value-type="string" calcext:value-type="string">
            <text:p>IEEE Digital Library</text:p>
          </table:table-cell>
          <table:table-cell table:style-name="ce71" office:value-type="float" office:value="0" calcext:value-type="float">
            <text:p>0</text:p>
          </table:table-cell>
          <table:table-cell table:style-name="ce73" office:value-type="date" office:date-value="2024-07-30" calcext:value-type="date">
            <text:p>30/07/24</text:p>
          </table:table-cell>
          <table:table-cell table:style-name="ce67" office:value-type="string" calcext:value-type="string">
            <text:p><text:a xlink:href="https://ieeexplore.ieee.org/document/10602515" xlink:type="simple">https://ieeexplore.ieee.org/document/10602515</text:a></text:p>
          </table:table-cell>
          <table:table-cell table:style-name="ce69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55" office:value-type="string" calcext:value-type="string">
            <text:p>MLHS-CGCapNet: A Lightweight Model for Multilingual Hate Speech Detection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date" office:date-value="2024-08-12" calcext:value-type="date">
            <text:p>12/08/24</text:p>
          </table:table-cell>
          <table:table-cell table:style-name="ce34" office:value-type="string" calcext:value-type="string">
            <text:p><text:a xlink:href="https://ieeexplore.ieee.org/document/10613616" xlink:type="simple">https://ieeexplore.ieee.org/document/10613616</text:a></text:p>
          </table:table-cell>
          <table:table-cell table:style-name="ce55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55" office:value-type="string" calcext:value-type="string">
            <text:p>Cross-Lingual Few-Shot Hate Speech and Offensive Language Detection Using Meta Learning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25" calcext:value-type="float">
            <text:p>25</text:p>
          </table:table-cell>
          <table:table-cell table:style-name="ce63" office:value-type="date" office:date-value="2022-02-10" calcext:value-type="date">
            <text:p>10/02/22</text:p>
          </table:table-cell>
          <table:table-cell table:style-name="ce34" office:value-type="string" calcext:value-type="string">
            <text:p><text:a xlink:href="https://ieeexplore.ieee.org/document/9696324" xlink:type="simple">https://ieeexplore.ieee.org/document/9696324</text:a></text:p>
          </table:table-cell>
          <table:table-cell table:style-name="ce55"/>
        </table:table-row>
        <table:table-row table:style-name="ro3">
          <table:table-cell table:style-name="ce34" office:value-type="float" office:value="4" calcext:value-type="float">
            <text:p>4</text:p>
          </table:table-cell>
          <table:table-cell table:style-name="ce55" office:value-type="string" calcext:value-type="string">
            <text:p>Enhancing Multilingual Hate Speech Detection: From Language-Specific Insights to Cross-Linguistic Integration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date" office:date-value="2024-09-10" calcext:value-type="date">
            <text:p>10/09/24</text:p>
          </table:table-cell>
          <table:table-cell table:style-name="ce34" office:value-type="string" calcext:value-type="string">
            <text:p><text:a xlink:href="https://ieeexplore.ieee.org/document/10662891" xlink:type="simple">https://ieeexplore.ieee.org/document/10662891</text:a></text:p>
          </table:table-cell>
          <table:table-cell table:style-name="ce55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55" office:value-type="string" calcext:value-type="string">
            <text:p>Hate Speech and Abusive Laungage Detection In Twitter and Challenges: Review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date" office:date-value="2022-08-11" calcext:value-type="date">
            <text:p>11/08/22</text:p>
          </table:table-cell>
          <table:table-cell table:style-name="ce34" office:value-type="string" calcext:value-type="string">
            <text:p><text:a xlink:href="https://ieeexplore.ieee.org/document/9844317" xlink:type="simple">https://ieeexplore.ieee.org/document/9844317</text:a></text:p>
          </table:table-cell>
          <table:table-cell table:style-name="ce55"/>
        </table:table-row>
        <table:table-row table:style-name="ro3">
          <table:table-cell table:style-name="ce34" office:value-type="float" office:value="6" calcext:value-type="float">
            <text:p>6</text:p>
          </table:table-cell>
          <table:table-cell table:style-name="ce55" office:value-type="string" calcext:value-type="string">
            <text:p>Framework to Create Sentiment Lexicons For Extremism Detection in Text Documents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3-10-02" calcext:value-type="date">
            <text:p>02/10/23</text:p>
          </table:table-cell>
          <table:table-cell table:style-name="ce34" office:value-type="string" calcext:value-type="string">
            <text:p><text:a xlink:href="https://ieeexplore.ieee.org/document/10263761" xlink:type="simple">https://ieeexplore.ieee.org/document/10263761</text:a></text:p>
          </table:table-cell>
          <table:table-cell table:style-name="ce55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Multilingual Obnoxious Message Classification using Bidirectional Encoder Representation from Transformers (BERT)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date" office:date-value="2023-09-29" calcext:value-type="date">
            <text:p>29/09/23</text:p>
          </table:table-cell>
          <table:table-cell table:style-name="ce34" office:value-type="string" calcext:value-type="string">
            <text:p><text:a xlink:href="https://ieeexplore.ieee.org/document/10262469" xlink:type="simple">https://ieeexplore.ieee.org/document/10262469</text:a></text:p>
          </table:table-cell>
          <table:table-cell table:style-name="ce55"/>
        </table:table-row>
        <table:table-row table:style-name="ro3">
          <table:table-cell table:style-name="ce34" office:value-type="float" office:value="8" calcext:value-type="float">
            <text:p>8</text:p>
          </table:table-cell>
          <table:table-cell table:style-name="ce55" office:value-type="string" calcext:value-type="string">
            <text:p>When the Timeline Meets the Pipeline: A Survey on Automated Cyberbullying Detection</text:p>
          </table:table-cell>
          <table:table-cell table:style-name="ce55" office:value-type="string" calcext:value-type="string">
            <text:p>IEEE Digital Library</text:p>
          </table:table-cell>
          <table:table-cell table:style-name="ce58" office:value-type="float" office:value="33" calcext:value-type="float">
            <text:p>33</text:p>
          </table:table-cell>
          <table:table-cell table:style-name="ce63" office:value-type="date" office:date-value="2021-07-28" calcext:value-type="date">
            <text:p>28/07/21</text:p>
          </table:table-cell>
          <table:table-cell table:style-name="ce34" office:value-type="string" calcext:value-type="string">
            <text:p><text:a xlink:href="https://ieeexplore.ieee.org/document/9492047" xlink:type="simple">https://ieeexplore.ieee.org/document/9492047</text:a></text:p>
          </table:table-cell>
          <table:table-cell table:style-name="ce55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0" office:value-type="string" calcext:value-type="string">
            <text:p>Investigating Deep Learning Approaches for Hate Speech Detection in Social Media : Portuguese-BR tweets</text:p>
          </table:table-cell>
          <table:table-cell table:style-name="ce70" office:value-type="string" calcext:value-type="string">
            <text:p>IEEE Digital Library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date" office:date-value="2023-08-15" calcext:value-type="date">
            <text:p>15/08/23</text:p>
          </table:table-cell>
          <table:table-cell table:style-name="ce68" office:value-type="string" calcext:value-type="string">
            <text:p><text:a xlink:href="https://ieeexplore.ieee.org/document/10211751" xlink:type="simple">https://ieeexplore.ieee.org/document/10211751</text:a></text:p>
          </table:table-cell>
          <table:table-cell table:style-name="ce70"/>
        </table:table-row>
        <table:table-row table:style-name="ro6" table:number-rows-repeated="5">
          <table:table-cell table:style-name="Default" table:number-columns-repeated="6"/>
          <table:table-cell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5" table:number-rows-repeated="9">
          <table:table-cell table:number-columns-repeated="5"/>
          <table:table-cell table:style-name="Default"/>
          <table:table-cell/>
        </table:table-row>
        <table:table-row table:style-name="ro5" table:number-rows-repeated="1048550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copus" table:style-name="ta1">
        <table:table-column table:style-name="co8" table:default-cell-style-name="ce36"/>
        <table:table-column table:style-name="co9" table:default-cell-style-name="ce36"/>
        <table:table-column table:style-name="co4" table:default-cell-style-name="ce60"/>
        <table:table-column table:style-name="co5" table:default-cell-style-name="ce65"/>
        <table:table-column table:style-name="co5" table:default-cell-style-name="ce36"/>
        <table:table-column table:style-name="co10" table:default-cell-style-name="ce50"/>
        <table:table-column table:style-name="co11" table:default-cell-style-name="ce50"/>
        <table:table-column table:style-name="co5" table:number-columns-repeated="16377" table:default-cell-style-name="ce50"/>
        <table:table-row table:style-name="ro3">
          <table:table-cell table:style-name="ce33" office:value-type="string" calcext:value-type="string">
            <text:p>#</text:p>
          </table:table-cell>
          <table:table-cell table:style-name="ce37" office:value-type="string" calcext:value-type="string">
            <text:p>Article name</text:p>
          </table:table-cell>
          <table:table-cell table:style-name="ce37" office:value-type="string" calcext:value-type="string">
            <text:p>Source</text:p>
          </table:table-cell>
          <table:table-cell table:style-name="ce57" office:value-type="string" calcext:value-type="string">
            <text:p>Number of citations</text:p>
          </table:table-cell>
          <table:table-cell table:style-name="ce61" office:value-type="string" calcext:value-type="string">
            <text:p>Date</text:p>
          </table:table-cell>
          <table:table-cell table:style-name="ce66" office:value-type="string" calcext:value-type="string">
            <text:p>Link</text:p>
          </table:table-cell>
          <table:table-cell table:style-name="ce37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Long short-term memory model for classification of english-{PtBR} cross-lingual hate speech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9" calcext:value-type="float">
            <text:p>9</text:p>
          </table:table-cell>
          <table:table-cell table:style-name="ce75" office:value-type="date" office:date-value="2019-11-01" calcext:value-type="date">
            <text:p>01/11/19</text:p>
          </table:table-cell>
          <table:table-cell table:style-name="ce68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0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1" calcext:value-type="float">
            <text:p>1</text:p>
          </table:table-cell>
          <table:table-cell table:style-name="ce74" office:value-type="date" office:date-value="2023-05-08" calcext:value-type="date">
            <text:p>08/05/23</text:p>
          </table:table-cell>
          <table:table-cell table:style-name="ce68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55" office:value-type="string" calcext:value-type="string">
            <text:p>Semi-{Supervised} {Annotation} of {Portuguese} {Hate} {Speech} {Across} {Social} {Media} {Domains}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date" office:date-value="2022-07-27" calcext:value-type="date">
            <text:p>27/07/22</text:p>
          </table:table-cell>
          <table:table-cell table:style-name="ce34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55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1-04-09" calcext:value-type="date">
            <text:p>09/04/21</text:p>
          </table:table-cell>
          <table:table-cell table:style-name="ce34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70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date" office:date-value="2024-07-11" calcext:value-type="date">
            <text:p>11/07/24</text:p>
          </table:table-cell>
          <table:table-cell table:style-name="ce68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70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date" office:date-value="2024-09-09" calcext:value-type="date">
            <text:p>09/09/24</text:p>
          </table:table-cell>
          <table:table-cell table:style-name="ce68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Improving hate speech detection using {Cross}-{Lingual} {Learning}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date" office:date-value="2023-08-10" calcext:value-type="date">
            <text:p>10/08/23</text:p>
          </table:table-cell>
          <table:table-cell table:style-name="ce34" office:value-type="string" calcext:value-type="string">
            <text:p><text:a xlink:href="https://www.sciencedirect.com/science/article/pii/S0957417423016172?casa_token=afRz_9krLCEAAAAA:KdI8G2xLORKBMcneNf_A6SK9YjT85iciFqNDYRBdV8gP85VnK6VH6e6Rj7-9hMEZZ3i-_MXGDUxq" xlink:type="simple">https://www.sciencedirect.com/science/article/pii/S0957417423016172?casa_token=afRz_9krLCEAAAAA:KdI8G2xLORKBMcneNf_A6SK9YjT85iciFqNDYRBdV8gP85VnK6VH6e6Rj7-9hMEZZ3i-_MXGDUxq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0" office:value-type="string" calcext:value-type="string">
            <text:p>Brazilian {Portuguese} {Hate} {Speech} {Classification} using {BERTimbau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6" calcext:value-type="float">
            <text:p>6</text:p>
          </table:table-cell>
          <table:table-cell table:style-name="ce74" office:value-type="date" office:date-value="2022-05-04" calcext:value-type="date">
            <text:p>04/05/22</text:p>
          </table:table-cell>
          <table:table-cell table:style-name="ce68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2">
          <table:table-cell table:style-name="ce68" office:value-type="float" office:value="9" calcext:value-type="float">
            <text:p>9</text:p>
          </table:table-cell>
          <table:table-cell table:style-name="ce70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11" calcext:value-type="float">
            <text:p>11</text:p>
          </table:table-cell>
          <table:table-cell table:style-name="ce74" office:value-type="date" office:date-value="2022-06-25" calcext:value-type="date">
            <text:p>25/06/22</text:p>
          </table:table-cell>
          <table:table-cell table:style-name="ce68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68" office:value-type="float" office:value="10" calcext:value-type="float">
            <text:p>10</text:p>
          </table:table-cell>
          <table:table-cell table:style-name="ce70" office:value-type="string" calcext:value-type="string">
            <text:p>{OLID}-{BR}: offensive language identification dataset for {Brazilian} {Portuguese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4" calcext:value-type="float">
            <text:p>4</text:p>
          </table:table-cell>
          <table:table-cell table:style-name="ce74" office:value-type="date" office:date-value="2023-05-03" calcext:value-type="date">
            <text:p>03/05/23</text:p>
          </table:table-cell>
          <table:table-cell table:style-name="ce68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55" office:value-type="string" calcext:value-type="string">
            <text:p>Contextual-{Lexicon} {Approach} for {Abusive} {Language} {Detection}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date" office:date-value="2021-09-01" calcext:value-type="date">
            <text:p>01/09/21</text:p>
          </table:table-cell>
          <table:table-cell table:style-name="ce34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68" office:value-type="float" office:value="12" calcext:value-type="float">
            <text:p>12</text:p>
          </table:table-cell>
          <table:table-cell table:style-name="ce70" office:value-type="string" calcext:value-type="string">
            <text:p>The {Impact} of {Data} {Augmentation} on the {Hate} {Speech} {Detection} in {Portuguese} {Language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date" office:date-value="2024-05-13" calcext:value-type="date">
            <text:p>13/05/24</text:p>
          </table:table-cell>
          <table:table-cell table:style-name="ce68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68" office:value-type="float" office:value="13" calcext:value-type="float">
            <text:p>13</text:p>
          </table:table-cell>
          <table:table-cell table:style-name="ce70" office:value-type="string" calcext:value-type="string">
            <text:p>Comparing {Different} {Approaches} for {Detecting} {Hate} {Speech} in {Online} {Portuguese} {Comments}</text:p>
          </table:table-cell>
          <table:table-cell table:style-name="ce70" office:value-type="string" calcext:value-type="string">
            <text:p>Scopus</text:p>
          </table:table-cell>
          <table:table-cell table:style-name="ce72" office:value-type="float" office:value="3" calcext:value-type="float">
            <text:p>3</text:p>
          </table:table-cell>
          <table:table-cell table:style-name="ce74" office:value-type="date" office:date-value="2022-07-27" calcext:value-type="date">
            <text:p>27/07/22</text:p>
          </table:table-cell>
          <table:table-cell table:style-name="ce68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34" office:value-type="float" office:value="14" calcext:value-type="float">
            <text:p>14</text:p>
          </table:table-cell>
          <table:table-cell table:style-name="ce55" office:value-type="string" calcext:value-type="string">
            <text:p>{NoHateBrazil}: {A} {Brazilian} {Portuguese} {Text} {Offensiveness} {Analysis} {System}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3-09-06" calcext:value-type="date">
            <text:p>06/09/23</text:p>
          </table:table-cell>
          <table:table-cell table:style-name="ce34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3">
          <table:table-cell table:style-name="ce34" office:value-type="float" office:value="15" calcext:value-type="float">
            <text:p>15</text:p>
          </table:table-cell>
          <table:table-cell table:style-name="ce55" office:value-type="string" calcext:value-type="string">
            <text:p>Multilingual twitter corpus and baselines for evaluating demographic bias in hate speech recognition</text:p>
          </table:table-cell>
          <table:table-cell table:style-name="ce55" office:value-type="string" calcext:value-type="string">
            <text:p>Scopus</text:p>
          </table:table-cell>
          <table:table-cell table:style-name="ce58" office:value-type="float" office:value="57" calcext:value-type="float">
            <text:p>57</text:p>
          </table:table-cell>
          <table:table-cell table:style-name="ce63" office:value-type="date" office:date-value="2020-05-16" calcext:value-type="date">
            <text:p>16/05/20</text:p>
          </table:table-cell>
          <table:table-cell table:style-name="ce34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55"/>
          <table:table-cell table:style-name="Default"/>
          <table:table-cell table:number-columns-repeated="16376"/>
        </table:table-row>
        <table:table-row table:style-name="ro6">
          <table:table-cell table:style-name="Default" table:number-columns-repeated="7"/>
          <table:table-cell table:number-columns-repeated="16377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pringer Link" table:style-name="ta1">
        <table:table-column table:style-name="co8" table:default-cell-style-name="ce36"/>
        <table:table-column table:style-name="co9" table:default-cell-style-name="ce36"/>
        <table:table-column table:style-name="co4" table:default-cell-style-name="ce60"/>
        <table:table-column table:style-name="co5" table:default-cell-style-name="ce65"/>
        <table:table-column table:style-name="co5" table:default-cell-style-name="ce36"/>
        <table:table-column table:style-name="co13" table:default-cell-style-name="ce50"/>
        <table:table-column table:style-name="co5" table:default-cell-style-name="ce50"/>
        <table:table-row table:style-name="ro3">
          <table:table-cell table:style-name="ce33" office:value-type="string" calcext:value-type="string">
            <text:p>#</text:p>
          </table:table-cell>
          <table:table-cell table:style-name="ce37" office:value-type="string" calcext:value-type="string">
            <text:p>Article name</text:p>
          </table:table-cell>
          <table:table-cell table:style-name="ce37" office:value-type="string" calcext:value-type="string">
            <text:p>Source</text:p>
          </table:table-cell>
          <table:table-cell table:style-name="ce57" office:value-type="string" calcext:value-type="string">
            <text:p>Number of citations</text:p>
          </table:table-cell>
          <table:table-cell table:style-name="ce61" office:value-type="string" calcext:value-type="string">
            <text:p>Date</text:p>
          </table:table-cell>
          <table:table-cell table:style-name="ce66" office:value-type="string" calcext:value-type="string">
            <text:p>Link</text:p>
          </table:table-cell>
          <table:table-cell table:style-name="ce37" office:value-type="string" calcext:value-type="string">
            <text:p>Qualis</text:p>
          </table:table-cell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55" office:value-type="string" calcext:value-type="string">
            <text:p>A literature survey on multimodal and multilingual automatic hate speech identification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18" calcext:value-type="float">
            <text:p>18</text:p>
          </table:table-cell>
          <table:table-cell table:style-name="ce62" office:value-type="date" office:date-value="2023-01-20" calcext:value-type="date">
            <text:p>20/01/23</text:p>
          </table:table-cell>
          <table:table-cell table:style-name="ce34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55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55" office:value-type="string" calcext:value-type="string">
            <text:p>A comprehensive review on automatic hate speech detection in the age of the transformer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10-09" calcext:value-type="date">
            <text:p>09/10/24</text:p>
          </table:table-cell>
          <table:table-cell table:style-name="ce34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55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55" office:value-type="string" calcext:value-type="string">
            <text:p>Application-specific word embeddings for hate and offensive language detection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date" office:date-value="2022-01-25" calcext:value-type="date">
            <text:p>25/01/22</text:p>
          </table:table-cell>
          <table:table-cell table:style-name="ce34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55"/>
        </table:table-row>
        <table:table-row table:style-name="ro3">
          <table:table-cell table:style-name="ce34" office:value-type="float" office:value="4" calcext:value-type="float">
            <text:p>4</text:p>
          </table:table-cell>
          <table:table-cell table:style-name="ce55" office:value-type="string" calcext:value-type="string">
            <text:p>A survey and comparative study on negative sentiment analysis in social media data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date" office:date-value="2024-02-15" calcext:value-type="date">
            <text:p>15/02/24</text:p>
          </table:table-cell>
          <table:table-cell table:style-name="ce34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55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55" office:value-type="string" calcext:value-type="string">
            <text:p>An online and highly-scalable streaming platform for filtering trolls with transfer learning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3-04-29" calcext:value-type="date">
            <text:p>29/04/23</text:p>
          </table:table-cell>
          <table:table-cell table:style-name="ce34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55"/>
        </table:table-row>
        <table:table-row table:style-name="ro3">
          <table:table-cell table:style-name="ce34" office:value-type="float" office:value="6" calcext:value-type="float">
            <text:p>6</text:p>
          </table:table-cell>
          <table:table-cell table:style-name="ce55" office:value-type="string" calcext:value-type="string">
            <text:p>Cyberbullying detection on social multimedia using soft computing techniques: a meta-analysis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56" calcext:value-type="float">
            <text:p>56</text:p>
          </table:table-cell>
          <table:table-cell table:style-name="ce63" office:value-type="date" office:date-value="2019-01-23" calcext:value-type="date">
            <text:p>23/01/19</text:p>
          </table:table-cell>
          <table:table-cell table:style-name="ce34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55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A survey of extremism online content analysis and prediction techniques in twitter based on sentiment analysis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date" office:date-value="2022-05-18" calcext:value-type="date">
            <text:p>18/05/22</text:p>
          </table:table-cell>
          <table:table-cell table:style-name="ce34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55"/>
        </table:table-row>
        <table:table-row table:style-name="ro3">
          <table:table-cell table:style-name="ce68" office:value-type="float" office:value="8" calcext:value-type="float">
            <text:p>8</text:p>
          </table:table-cell>
          <table:table-cell table:style-name="ce70" office:value-type="string" calcext:value-type="string">
            <text:p>Using {Cross} {Lingual} {Learning} for {Detecting} {Hate} {Speech} in {Portuguese}</text:p>
          </table:table-cell>
          <table:table-cell table:style-name="ce70" office:value-type="string" calcext:value-type="string">
            <text:p>Springer Link</text:p>
          </table:table-cell>
          <table:table-cell table:style-name="ce72" office:value-type="float" office:value="1" calcext:value-type="float">
            <text:p>1</text:p>
          </table:table-cell>
          <table:table-cell table:style-name="ce74" office:value-type="date" office:date-value="2021-09-01" calcext:value-type="date">
            <text:p>01/09/21</text:p>
          </table:table-cell>
          <table:table-cell table:style-name="ce68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70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70" office:value-type="string" calcext:value-type="string">
            <text:p>Natural {Language} {Processing} {Techniques} for {Hate} {Speech} {Evaluation} for {Brazilian} {Portuguese}</text:p>
          </table:table-cell>
          <table:table-cell table:style-name="ce70" office:value-type="string" calcext:value-type="string">
            <text:p>Springer Link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date" office:date-value="2023-06-29" calcext:value-type="date">
            <text:p>29/06/23</text:p>
          </table:table-cell>
          <table:table-cell table:style-name="ce68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70"/>
        </table:table-row>
        <table:table-row table:style-name="ro3">
          <table:table-cell table:style-name="ce34" office:value-type="float" office:value="10" calcext:value-type="float">
            <text:p>10</text:p>
          </table:table-cell>
          <table:table-cell table:style-name="ce55" office:value-type="string" calcext:value-type="string">
            <text:p>A {Deep} {Dive} into {Multilingual} {Hate} {Speech} {Classification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date" office:date-value="2021-02-25" calcext:value-type="date">
            <text:p>25/02/21</text:p>
          </table:table-cell>
          <table:table-cell table:style-name="ce34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55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55" office:value-type="string" calcext:value-type="string">
            <text:p>Sexist {Hate} {Speech}: {Identifying} {Potential} {Online} {Verbal} {Violence} {Instances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2-03-16" calcext:value-type="date">
            <text:p>16/03/22</text:p>
          </table:table-cell>
          <table:table-cell table:style-name="ce34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55"/>
        </table:table-row>
        <table:table-row table:style-name="ro3">
          <table:table-cell table:style-name="ce51" office:value-type="float" office:value="12" calcext:value-type="float">
            <text:p>12</text:p>
          </table:table-cell>
          <table:table-cell table:style-name="ce52" office:value-type="string" calcext:value-type="string">
            <text:p>Building and {Analysing} an {Online} {Hate} {Speech} {Corpus}: {The} {NETLANG} {Experience} and {Beyond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52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55" office:value-type="string" calcext:value-type="string">
            <text:p>Application of {Data} {Augmentation} {Techniques} for {Hate} {Speech} {Detection} with {Deep} {Learning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date" office:date-value="2021-09-03" calcext:value-type="date">
            <text:p>03/09/21</text:p>
          </table:table-cell>
          <table:table-cell table:style-name="ce34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55"/>
        </table:table-row>
        <table:table-row table:style-name="ro3">
          <table:table-cell table:style-name="ce51" office:value-type="float" office:value="14" calcext:value-type="float">
            <text:p>14</text:p>
          </table:table-cell>
          <table:table-cell table:style-name="ce52" office:value-type="string" calcext:value-type="string">
            <text:p>Improving {NLP} {Techniques} by {Integrating} {Linguistic} {Input} to {Detect} {Hate} {Speech} in {CMC} {Corpora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52"/>
        </table:table-row>
        <table:table-row table:style-name="ro3">
          <table:table-cell table:style-name="ce34" office:value-type="float" office:value="15" calcext:value-type="float">
            <text:p>15</text:p>
          </table:table-cell>
          <table:table-cell table:style-name="ce55" office:value-type="string" calcext:value-type="string">
            <text:p>Multilingual {Hate} {Speech} {Detection} {Using} {Semi}-supervised {Generative} {Adversarial} {Network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02-29" calcext:value-type="date">
            <text:p>29/02/24</text:p>
          </table:table-cell>
          <table:table-cell table:style-name="ce34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55"/>
        </table:table-row>
        <table:table-row table:style-name="ro3">
          <table:table-cell table:style-name="ce34" office:value-type="float" office:value="16" calcext:value-type="float">
            <text:p>16</text:p>
          </table:table-cell>
          <table:table-cell table:style-name="ce55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09-19" calcext:value-type="date">
            <text:p>19/09/24</text:p>
          </table:table-cell>
          <table:table-cell table:style-name="ce34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55"/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55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date" office:date-value="2020-10-19" calcext:value-type="date">
            <text:p>19/10/20</text:p>
          </table:table-cell>
          <table:table-cell table:style-name="ce34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55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55" office:value-type="string" calcext:value-type="string">
            <text:p>Multidimensional and {Multilingual} {Emotional} {Analysis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02-15" calcext:value-type="date">
            <text:p>15/02/24</text:p>
          </table:table-cell>
          <table:table-cell table:style-name="ce34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55"/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55" office:value-type="string" calcext:value-type="string">
            <text:p>Multilingual {Toxic} {Comment} {Classification} {Using} {Bidirectional} {LSTM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02-16" calcext:value-type="date">
            <text:p>16/02/24</text:p>
          </table:table-cell>
          <table:table-cell table:style-name="ce34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55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55" office:value-type="string" calcext:value-type="string">
            <text:p>Toxicity in {Evolving} {Twitter} {Topics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3-06-26" calcext:value-type="date">
            <text:p>26/06/23</text:p>
          </table:table-cell>
          <table:table-cell table:style-name="ce34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55"/>
        </table:table-row>
        <table:table-row table:style-name="ro7">
          <table:table-cell table:style-name="ce34" office:value-type="float" office:value="21" calcext:value-type="float">
            <text:p>21</text:p>
          </table:table-cell>
          <table:table-cell table:style-name="ce55" office:value-type="string" calcext:value-type="string">
            <text:p>Measuring {Controversy} in {Social} {Networks} {Through} {NLP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date" office:date-value="2020-09-17" calcext:value-type="date">
            <text:p>17/09/20</text:p>
          </table:table-cell>
          <table:table-cell table:style-name="ce34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55"/>
        </table:table-row>
        <table:table-row table:style-name="ro3">
          <table:table-cell table:style-name="ce34" office:value-type="float" office:value="22" calcext:value-type="float">
            <text:p>22</text:p>
          </table:table-cell>
          <table:table-cell table:style-name="ce55" office:value-type="string" calcext:value-type="string">
            <text:p>{GemBode} and {PhiBode}: {Adapting} {Small} {Language} {Models} to {Brazilian} {Portuguese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0" calcext:value-type="float">
            <text:p>0</text:p>
          </table:table-cell>
          <table:table-cell table:style-name="ce63" office:value-type="date" office:date-value="2024-11-17" calcext:value-type="date">
            <text:p>17/11/24</text:p>
          </table:table-cell>
          <table:table-cell table:style-name="ce34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55"/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55" office:value-type="string" calcext:value-type="string">
            <text:p>Resources and benchmark corpora for hate speech detection: a systematic review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158" calcext:value-type="float">
            <text:p>158</text:p>
          </table:table-cell>
          <table:table-cell table:style-name="ce63" office:value-type="date" office:date-value="2020-09-30" calcext:value-type="date">
            <text:p>30/09/20</text:p>
          </table:table-cell>
          <table:table-cell table:style-name="ce34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55"/>
        </table:table-row>
        <table:table-row table:style-name="ro3">
          <table:table-cell table:style-name="ce34" office:value-type="float" office:value="24" calcext:value-type="float">
            <text:p>24</text:p>
          </table:table-cell>
          <table:table-cell table:style-name="ce55" office:value-type="string" calcext:value-type="string">
            <text:p>Towards multidomain and multilingual abusive language detection: a survey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date" office:date-value="2021-08-11" calcext:value-type="date">
            <text:p>11/08/21</text:p>
          </table:table-cell>
          <table:table-cell table:style-name="ce34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55"/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55" office:value-type="string" calcext:value-type="string">
            <text:p>{NetAC}, {An} {Automatic} {Classifier} of {Online} {Hate} {Speech} {Comments}</text:p>
          </table:table-cell>
          <table:table-cell table:style-name="ce55" office:value-type="string" calcext:value-type="string">
            <text:p>Springer Link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date" office:date-value="2021-09-29" calcext:value-type="date">
            <text:p>29/09/21</text:p>
          </table:table-cell>
          <table:table-cell table:style-name="ce34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55"/>
        </table:table-row>
        <table:table-row table:style-name="ro5" table:number-rows-repeated="1048549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00:34:18.7034954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2:20:31.150000000</meta:creation-date>
    <dc:date>2024-12-13T00:42:32.971435993</dc:date>
    <meta:editing-duration>PT1H21M59S</meta:editing-duration>
    <meta:editing-cycles>17</meta:editing-cycles>
    <meta:generator>LibreOffice/7.6.0.3$MacOSX_X86_64 LibreOffice_project/69edd8b8ebc41d00b4de3915dc82f8f0fc3b6265</meta:generator>
    <meta:document-statistic meta:table-count="4" meta:cell-count="406" meta:object-count="0"/>
  </office:meta>
</office:document-meta>
</file>